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Ubuntu" svg:font-family="Ubuntu"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5in" style:type="center"/>
          <style:tab-stop style:position="6.9272in" style:type="right"/>
        </style:tab-stops>
      </style:paragraph-properties>
      <style:text-properties officeooo:rsid="000cf3cd" officeooo:paragraph-rsid="000cf3cd"/>
    </style:style>
    <style:style style:name="P2" style:family="paragraph" style:parent-style-name="Text_20_body">
      <style:text-properties officeooo:paragraph-rsid="001135a0"/>
    </style:style>
    <style:style style:name="P3" style:family="paragraph" style:parent-style-name="Text_20_body">
      <style:text-properties officeooo:rsid="0014d5a3" officeooo:paragraph-rsid="0014d5a3"/>
    </style:style>
    <style:style style:name="P4" style:family="paragraph" style:parent-style-name="Text_20_body">
      <style:paragraph-properties fo:text-align="start" style:justify-single-word="false"/>
      <style:text-properties officeooo:rsid="0014d5a3" officeooo:paragraph-rsid="0014d5a3"/>
    </style:style>
    <style:style style:name="P5" style:family="paragraph" style:parent-style-name="Text_20_body">
      <style:paragraph-properties fo:text-align="start" style:justify-single-word="false"/>
      <style:text-properties fo:font-weight="bold" officeooo:rsid="0016302a" officeooo:paragraph-rsid="0016302a" style:font-weight-asian="bold" style:font-weight-complex="bold"/>
    </style:style>
    <style:style style:name="P6" style:family="paragraph" style:parent-style-name="Text_20_body">
      <style:text-properties officeooo:rsid="001713f4"/>
    </style:style>
    <style:style style:name="P7" style:family="paragraph" style:parent-style-name="Text_20_body">
      <style:text-properties officeooo:rsid="0010a08b" officeooo:paragraph-rsid="0010a08b"/>
    </style:style>
    <style:style style:name="P8" style:family="paragraph" style:parent-style-name="Text_20_body">
      <style:text-properties officeooo:rsid="001a1fd4" officeooo:paragraph-rsid="001a1fd4"/>
    </style:style>
    <style:style style:name="P9" style:family="paragraph" style:parent-style-name="Text_20_body">
      <style:text-properties officeooo:rsid="001b773c" officeooo:paragraph-rsid="001c8432"/>
    </style:style>
    <style:style style:name="P10" style:family="paragraph" style:parent-style-name="Text_20_body">
      <style:text-properties officeooo:rsid="001de0f0" officeooo:paragraph-rsid="001de0f0"/>
    </style:style>
    <style:style style:name="P11" style:family="paragraph" style:parent-style-name="Text_20_body">
      <style:text-properties officeooo:rsid="001ea8bd" officeooo:paragraph-rsid="001ea8bd"/>
    </style:style>
    <style:style style:name="P12" style:family="paragraph" style:parent-style-name="Text_20_body">
      <style:text-properties officeooo:rsid="001ea8bd" officeooo:paragraph-rsid="001fa4ba"/>
    </style:style>
    <style:style style:name="P13" style:family="paragraph" style:parent-style-name="Text_20_body">
      <style:text-properties officeooo:rsid="002aebe3" officeooo:paragraph-rsid="002f6606"/>
    </style:style>
    <style:style style:name="P14" style:family="paragraph" style:parent-style-name="Text_20_body">
      <style:text-properties officeooo:rsid="002d891c" officeooo:paragraph-rsid="002d891c"/>
    </style:style>
    <style:style style:name="P15" style:family="paragraph" style:parent-style-name="Table_20_Contents">
      <style:text-properties fo:font-weight="bold" officeooo:rsid="0014d5a3" officeooo:paragraph-rsid="0014d5a3" style:font-weight-asian="bold" style:font-weight-complex="bold"/>
    </style:style>
    <style:style style:name="P16" style:family="paragraph" style:parent-style-name="Table_20_Contents">
      <style:text-properties officeooo:rsid="0014d5a3" officeooo:paragraph-rsid="0014d5a3"/>
    </style:style>
    <style:style style:name="P17" style:family="paragraph" style:parent-style-name="Table_20_Contents">
      <style:paragraph-properties fo:text-align="start" style:justify-single-word="false"/>
      <style:text-properties officeooo:rsid="0014d5a3" officeooo:paragraph-rsid="0014d5a3"/>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Heading_20_3">
      <style:text-properties officeooo:rsid="002f9141" officeooo:paragraph-rsid="002f9141"/>
    </style:style>
    <style:style style:name="P21" style:family="paragraph" style:parent-style-name="Text_20_body">
      <style:text-properties officeooo:rsid="002f9141" officeooo:paragraph-rsid="002f9141"/>
    </style:style>
    <style:style style:name="P22" style:family="paragraph" style:parent-style-name="Text_20_body">
      <style:text-properties officeooo:rsid="00106ccf" officeooo:paragraph-rsid="002f9141"/>
    </style:style>
    <style:style style:name="P23" style:family="paragraph" style:parent-style-name="Title" style:master-page-name="First_20_Page">
      <style:paragraph-properties style:page-number="auto"/>
      <style:text-properties officeooo:rsid="000b0e52" officeooo:paragraph-rsid="000b0e52"/>
    </style:style>
    <style:style style:name="P24" style:family="paragraph" style:parent-style-name="Heading_20_2" style:list-style-name=""/>
    <style:style style:name="P25" style:family="paragraph" style:parent-style-name="Heading_20_2">
      <style:text-properties officeooo:rsid="002d891c" officeooo:paragraph-rsid="002d891c"/>
    </style:style>
    <style:style style:name="P26" style:family="paragraph" style:parent-style-name="Heading_20_2">
      <style:text-properties officeooo:rsid="002aebe3" officeooo:paragraph-rsid="002aebe3"/>
    </style:style>
    <style:style style:name="P27" style:family="paragraph" style:parent-style-name="Heading_20_2">
      <style:text-properties officeooo:rsid="001ea8bd" officeooo:paragraph-rsid="001ea8bd"/>
    </style:style>
    <style:style style:name="P28" style:family="paragraph" style:parent-style-name="Heading_20_2">
      <style:text-properties officeooo:rsid="001135a0" officeooo:paragraph-rsid="001135a0"/>
    </style:style>
    <style:style style:name="P29" style:family="paragraph" style:parent-style-name="Heading_20_2">
      <style:text-properties officeooo:rsid="002f9141" officeooo:paragraph-rsid="002f9141"/>
    </style:style>
    <style:style style:name="P30" style:family="paragraph" style:parent-style-name="Heading_20_1">
      <style:paragraph-properties fo:break-before="page"/>
    </style:style>
    <style:style style:name="P31" style:family="paragraph" style:parent-style-name="Heading_20_1" style:list-style-name="">
      <style:paragraph-properties fo:break-before="page"/>
      <style:text-properties officeooo:rsid="002aebe3" officeooo:paragraph-rsid="002aebe3"/>
    </style:style>
    <style:style style:name="P32" style:family="paragraph" style:parent-style-name="Heading_20_1">
      <style:paragraph-properties fo:break-before="page"/>
      <style:text-properties officeooo:paragraph-rsid="00189d44"/>
    </style:style>
    <style:style style:name="P33" style:family="paragraph" style:parent-style-name="Heading_20_1">
      <style:paragraph-properties fo:break-before="page"/>
      <style:text-properties officeooo:rsid="00271eda" officeooo:paragraph-rsid="00271eda"/>
    </style:style>
    <style:style style:name="P34" style:family="paragraph" style:parent-style-name="Heading_20_1">
      <style:paragraph-properties fo:break-before="page"/>
      <style:text-properties officeooo:paragraph-rsid="001135a0"/>
    </style:style>
    <style:style style:name="P35" style:family="paragraph" style:parent-style-name="Heading_20_1" style:list-style-name="">
      <style:paragraph-properties fo:break-before="page"/>
      <style:text-properties officeooo:rsid="002f9141" officeooo:paragraph-rsid="002f9141"/>
    </style:style>
    <style:style style:name="P36" style:family="paragraph" style:parent-style-name="Contents_20_Heading">
      <style:paragraph-properties fo:break-before="page"/>
    </style:style>
    <style:style style:name="P37" style:family="paragraph" style:parent-style-name="Code">
      <style:text-properties officeooo:rsid="000ea496" officeooo:paragraph-rsid="002f9141"/>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officeooo:rsid="00195ee6"/>
    </style:style>
    <style:style style:name="T5" style:family="text">
      <style:text-properties officeooo:rsid="001b773c"/>
    </style:style>
    <style:style style:name="T6" style:family="text">
      <style:text-properties officeooo:rsid="001c8432"/>
    </style:style>
    <style:style style:name="T7" style:family="text">
      <style:text-properties officeooo:rsid="001fa4ba"/>
    </style:style>
    <style:style style:name="T8" style:family="text">
      <style:text-properties officeooo:rsid="002424a2"/>
    </style:style>
    <style:style style:name="T9" style:family="text">
      <style:text-properties officeooo:rsid="0024d7f9"/>
    </style:style>
    <style:style style:name="T10" style:family="text">
      <style:text-properties officeooo:rsid="0029eb76"/>
    </style:style>
    <style:style style:name="T11" style:family="text">
      <style:text-properties officeooo:rsid="002c0747"/>
    </style:style>
    <style:style style:name="T12" style:family="text">
      <style:text-properties officeooo:rsid="002d4ddb"/>
    </style:style>
    <style:style style:name="T13" style:family="text">
      <style:text-properties officeooo:rsid="002f6606"/>
    </style:style>
    <style:style style:name="T14" style:family="text">
      <style:text-properties officeooo:rsid="000ea496"/>
    </style:style>
    <style:style style:name="T15" style:family="text">
      <style:text-properties fo:font-variant="normal" fo:text-transform="none"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italic" style:font-weight-asian="normal" style:font-name-complex="Ari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line-break/><text:line-break/><text:line-break/><text:line-break/><text:line-break/>ALYX<text:line-break/><text:line-break/>ARTIFICIAL SENTIENCE<text:line-break/><text:line-break/>RELEASE 1.0<text:line-break/><text:line-break/><text:line-break/><text:line-break/><text:line-break/>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36" text:outline-level="1">Table of Contents</text:h>
          </text:index-title>
          <text:p text:style-name="P19"><text:a xlink:type="simple" xlink:href="#__RefHeading__204_80976508" text:style-name="Index_20_Link" text:visited-style-name="Index_20_Link">Framework<text:tab/>3</text:a></text:p>
          <text:p text:style-name="P18"><text:a xlink:type="simple" xlink:href="#__RefHeading__206_80976508" text:style-name="Index_20_Link" text:visited-style-name="Index_20_Link">Search Paths<text:tab/>3</text:a></text:p>
          <text:p text:style-name="P19"><text:a xlink:type="simple" xlink:href="#__RefHeading__166_1813288422" text:style-name="Index_20_Link" text:visited-style-name="Index_20_Link">Language<text:tab/>4</text:a></text:p>
          <text:p text:style-name="P18"><text:a xlink:type="simple" xlink:href="#__RefHeading__210_80976508" text:style-name="Index_20_Link" text:visited-style-name="Index_20_Link">Word Prediction<text:tab/>4</text:a></text:p>
          <text:p text:style-name="P19"><text:a xlink:type="simple" xlink:href="#__RefHeading__376_1813288422" text:style-name="Index_20_Link" text:visited-style-name="Index_20_Link">Wisdom<text:tab/>5</text:a></text:p>
          <text:p text:style-name="P18"><text:a xlink:type="simple" xlink:href="#__RefHeading__378_1813288422" text:style-name="Index_20_Link" text:visited-style-name="Index_20_Link">Context-Sensitive Assumptions<text:tab/>5</text:a></text:p>
          <text:p text:style-name="P19"><text:a xlink:type="simple" xlink:href="#__RefHeading__212_80976508" text:style-name="Index_20_Link" text:visited-style-name="Index_20_Link">Emotion<text:tab/>6</text:a></text:p>
          <text:p text:style-name="P18"><text:a xlink:type="simple" xlink:href="#__RefHeading__214_80976508" text:style-name="Index_20_Link" text:visited-style-name="Index_20_Link">Ideas and Emotions<text:tab/>6</text:a></text:p>
        </text:index-body>
      </text:table-of-content>
      <text:h text:style-name="P24" text:outline-level="2"/>
      <text:h text:style-name="P31" text:outline-level="1">Foreword</text:h>
      <text:h text:style-name="P25" text:outline-level="2">Why ALYX</text:h>
      <text:p text:style-name="P14">ALYX is designed to further the development of a conscious, autonomous, intelligent software program. Much of its code is in the extremely early stages of development, with the most development occurring on the linguistics library formerly known as Ocelaris.</text:p>
      <text:h text:style-name="P26" text:outline-level="2">Free and Open Source Software</text:h>
      <text:p text:style-name="P13"><text:span text:style-name="T13">In order to provide the most usefulness to the hacker community and discourage its use in proprietary systems, </text:span>ALYX is licensed under the GNU General Public License, version 3.0. <text:span text:style-name="T13">This software is Free Software; you can use, modify, and redistribute it according to the terms of that license.</text:span></text:p>
      <text:p text:style-name="P13">The reference implementation resides on GitHub under alcexhim/<text:span text:style-name="T12">A</text:span>lyx. <text:span text:style-name="T11">ALYX depends on the Universal Editor platform (available at alcexhim/UniversalEditor), the AwesomeControls user interface library for Windows Forms (available at alcexhim/AwesomeControls), and the Indigo networking library (available at alcexhim/Indigo).</text:span></text:p>
      <text:h text:style-name="P30" text:outline-level="1"><text:bookmark-start text:name="__RefHeading__204_80976508"/>Framework<text:bookmark-end text:name="__RefHeading__204_80976508"/></text:h>
      <text:h text:style-name="Heading_20_2" text:outline-level="2"><text:bookmark-start text:name="__RefHeading__206_80976508"/>Search Paths<text:bookmark-end text:name="__RefHeading__206_80976508"/></text:h>
      <text:p text:style-name="P3">Upon startup, ALYX searches for data files to load into memory in several locations. By default, these locations are, in the following order:</text:p>
      <table:table table:name="Table1" table:style-name="Table1">
        <table:table-column table:style-name="Table1.A" table:number-columns-repeated="3"/>
        <table:table-column table:style-name="Table1.D"/>
        <table:table-row>
          <table:table-cell table:style-name="Table1.A1" office:value-type="string">
            <text:p text:style-name="P15">Description</text:p>
          </table:table-cell>
          <table:table-cell table:style-name="Table1.A1" office:value-type="string">
            <text:p text:style-name="P15">Location (Windows)</text:p>
          </table:table-cell>
          <table:table-cell table:style-name="Table1.A1" office:value-type="string">
            <text:p text:style-name="P15">Location (Mac OS X)</text:p>
          </table:table-cell>
          <table:table-cell table:style-name="Table1.D1" office:value-type="string">
            <text:p text:style-name="P15">Location (Unix/Linux)</text:p>
          </table:table-cell>
        </table:table-row>
        <table:table-row>
          <table:table-cell table:style-name="Table1.A2" office:value-type="string">
            <text:p text:style-name="P16">Application data path</text:p>
          </table:table-cell>
          <table:table-cell table:style-name="Table1.A2" office:value-type="string">
            <text:p text:style-name="P16">(location of installed executable, default <text:a xlink:type="simple" xlink:href="../../../../../../../../C:/Program">C:\Program</text:a> Files\ALCETECH\Alyx)</text:p>
          </table:table-cell>
          <table:table-cell table:style-name="Table1.A2" office:value-type="string">
            <text:p text:style-name="P16">(location of installed executable)</text:p>
          </table:table-cell>
          <table:table-cell table:style-name="Table1.D2" office:value-type="string">
            <text:p text:style-name="P16">(location of installed executable, default /opt/alyx)</text:p>
          </table:table-cell>
        </table:table-row>
        <table:table-row>
          <table:table-cell table:style-name="Table1.A2" office:value-type="string">
            <text:p text:style-name="P16">Common application data path</text:p>
          </table:table-cell>
          <table:table-cell table:style-name="Table1.A2" office:value-type="string">
            <text:p text:style-name="P16">C:\ProgramData\ALCETECH\Alyx</text:p>
          </table:table-cell>
          <table:table-cell table:style-name="Table1.A2" office:value-type="string">
            <text:p text:style-name="P16"/>
          </table:table-cell>
          <table:table-cell table:style-name="Table1.D2" office:value-type="string">
            <text:p text:style-name="P16">/usr/share/alyx</text:p>
          </table:table-cell>
        </table:table-row>
        <table:table-row>
          <table:table-cell table:style-name="Table1.A2" office:value-type="string">
            <text:p text:style-name="P17">User roaming application data path</text:p>
          </table:table-cell>
          <table:table-cell table:style-name="Table1.A2" office:value-type="string">
            <text:p text:style-name="P16">C:\Users\USERNAME\AppData\Roaming\ALCETECH\Alyx</text:p>
          </table:table-cell>
          <table:table-cell table:style-name="Table1.A2" office:value-type="string">
            <text:p text:style-name="P16"/>
          </table:table-cell>
          <table:table-cell table:style-name="Table1.D2" office:value-type="string">
            <text:p text:style-name="P16">/home/USERNAME/.alyx</text:p>
          </table:table-cell>
        </table:table-row>
        <table:table-row>
          <table:table-cell table:style-name="Table1.A2" office:value-type="string">
            <text:p text:style-name="P17">User local application data path</text:p>
          </table:table-cell>
          <table:table-cell table:style-name="Table1.A2" office:value-type="string">
            <text:p text:style-name="P16">C:\Users\USERNAME\AppData\Local\ALCETECH\Alyx</text:p>
          </table:table-cell>
          <table:table-cell table:style-name="Table1.A2" office:value-type="string">
            <text:p text:style-name="P16"/>
          </table:table-cell>
          <table:table-cell table:style-name="Table1.D2" office:value-type="string">
            <text:p text:style-name="P16">/home/USERNAME/.local/share/alyx</text:p>
          </table:table-cell>
        </table:table-row>
      </table:table>
      <text:p text:style-name="P4"/>
      <text:p text:style-name="P4">Unless otherwise specified, ALYX <text:span text:style-name="T1">will only attempt to write to the user's application data paths (local or roaming depending on system configuration), and will never write to the system application data paths. Furthermore, any new configurations resulting from learning will be stored in a subfolder named <text:s/>“Learning”.</text:span></text:p>
      <text:p text:style-name="P5"><text:span text:style-name="T1">When running in a multiple-instance environment, please note that an additional “Instances/</text:span><text:span text:style-name="T2">instanceID</text:span><text:span text:style-name="T3">” may be appended to the application data path. This allows separate instances of ALYX to maintain distinct personalities but may impede maintenance.</text:span><text:span text:style-name="T3"><office:annotation><dc:creator>Michael Becker</dc:creator><dc:date>2016-05-31T22:52:42</dc:date><text:p><text:span text:style-name="T15">A configuration option should be included to bypass instancing in certain cases which might be beneficial to all instances, for example when learning words. Alternatively, migration of various configurations should be able to be done within the ALYX control center.</text:span></text:p></office:annotation></text:span></text:p>
      <text:h text:style-name="P32" text:outline-level="1"><text:bookmark-start text:name="__RefHeading__166_1813288422"/>Language<text:bookmark-end text:name="__RefHeading__166_1813288422"/></text:h>
      <text:p text:style-name="P6">ALYX contains an implementation of the Ocelaris linguistics technology <text:span text:style-name="T10">researched and developed by Michael Becker</text:span> in the Alyx.Linguistics assembly.</text:p>
      <text:h text:style-name="Heading_20_2" text:outline-level="2"><text:bookmark-start text:name="__RefHeading__210_80976508"/>Word Prediction<text:bookmark-end text:name="__RefHeading__210_80976508"/></text:h>
      <text:p text:style-name="P7">It is possible that, during the course of parsing a sentence, ALYX will encounter a word it is unfamiliar with. This means that the word is not included in any one of ALYX's search paths (see <text:a xlink:type="simple" xlink:href="#1.1.Search Paths|outline"><text:span text:style-name="T4">Framework, Search Paths</text:span></text:a>).</text:p>
      <text:p text:style-name="P8">When encountering an unknown word, ALYX currently stores it in a stack and continues with processing. <text:span text:style-name="T5">This has the unfortunate drawback of requiring unknown words to be examined linearly rather than randomly.</text:span></text:p>
      <text:p text:style-name="P9">The next generation of word prediction involves gathering all possible WordInstances of each word in the sentence and then picking the combination of WordInstances that makes the most sense linguistic<text:span text:style-name="T6">ally</text:span>.</text:p>
      <text:p text:style-name="P10">For example, consider the classic sentence “The quick brown fox jumped over the lazy dogs.” Let us assume that “the” is defined as an article and “jumped” is defined as a noun. Thus our sentence becomes: “The ? ? ? jumped ? the ? ?.” We can see that as an article, any unknown words following “the” must be adjectives, except the final word, which must be a noun. Therefore, our sentence becomes “The &lt;adjective&gt; &lt;adjective&gt; &lt;noun&gt; jumped ? the &lt;adjective&gt; &lt;noun&gt;.” But what could the unknown word after the verb be? A preposition? An adverb?</text:p>
      <text:p text:style-name="P10">Consider the following sentence: “The quick brown fox jumped quickly over the lazy dogs.”</text:p>
      <text:p text:style-name="P10">Since adverbs must modify a verb, and adverbs directly preceding a noun do not make any sense linguistically, the pattern must be that of “&lt;verb&gt; &lt;adverb&gt; &lt;preposition&gt;”.</text:p>
      <text:p text:style-name="P10">Thus, “over”, being the only word between a verb and a noun, must be a preposition. In the second example, “quickly” would be an adverb describing the verb, and “over” would be a preposition.</text:p>
      <text:h text:style-name="P35" text:outline-level="1">Thought</text:h>
      <text:h text:style-name="P29" text:outline-level="2">Mind</text:h>
      <text:h text:style-name="P20" text:outline-level="3">Inputs</text:h>
      <text:p text:style-name="P21">Inputs are attached to the Mind <text:span text:style-name="T14">via:</text:span></text:p>
      <text:p text:style-name="P37">mind.Inputs.Add(new ...MindInput(...));</text:p>
      <text:p text:style-name="P22">At the beginning of the mind loop, inputs are checked for any new information and this information is processed.</text:p>
      <text:h text:style-name="P33" text:outline-level="1"><text:bookmark-start text:name="__RefHeading__376_1813288422"/>Wisdom<text:bookmark-end text:name="__RefHeading__376_1813288422"/></text:h>
      <text:h text:style-name="P27" text:outline-level="2"><text:bookmark-start text:name="__RefHeading__378_1813288422"/>Context-Sensitive Assumptions<text:bookmark-end text:name="__RefHeading__378_1813288422"/></text:h>
      <text:p text:style-name="P12">Consider the question, "Who is Heidi Cruz?" This question arose during a political comedy sketch. At the time, one of the potential candidates for the Republican ballot was a man by the name of Ted Cruz. <text:span text:style-name="T7">There is also a popular radio DJ named “Kid Cruz”, and a performer named “Taio Cruz”.</text:span></text:p>
      <text:p text:style-name="P12">It can be reasonably assumed that, based on the political context, Heidi Cruz is related to Ted Cruz. Based on the fact that Heidi is a female given name, Heidi Cruz is probably either his wife or his daughter. Based on the age of the actor in t he sketch, it can be reasonably assumed that she is his wife.</text:p>
      <text:p text:style-name="P11"><text:span text:style-name="T8">T</text:span>hese are just assumptions and may be incorrect, but these assumptions are also difficult for humans to make correctly, so it <text:span text:style-name="T9">would not present too much of a </text:span>problem if ALYX cannot do it perfectly.</text:p>
      <text:h text:style-name="P34" text:outline-level="1"><text:bookmark-start text:name="__RefHeading__212_80976508"/>Emotion<text:bookmark-end text:name="__RefHeading__212_80976508"/></text:h>
      <text:h text:style-name="P28" text:outline-level="2"><text:bookmark-start text:name="__RefHeading__214_80976508"/>Ideas and Emotions<text:bookmark-end text:name="__RefHeading__214_80976508"/></text:h>
      <text:p text:style-name="P2">When the Mind creates a new Idea, it associates no emotions with that Idea. Thus, all emotional parameter values are 0, or neutral.</text:p>
      <text:p text:style-name="P2">Over time, emotions are added to the Idea, and their values are updated based on sensory feed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Ubuntu" svg:font-family="Ubuntu"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_20_1" style:default-outline-level="" style:list-style-name="" style:class="index"/>
    <style:style style:name="Contents_20_2" style:display-name="Contents 2" style:family="paragraph" style:parent-style-name="Index" style:class="index">
      <style:paragraph-properties fo:margin-left="0.2in" fo:margin-right="0in" fo:text-indent="0in" style:auto-text-indent="false"/>
    </style:style>
    <style:style style:name="Header" style:family="paragraph" style:parent-style-name="Standard" style:class="extra"/>
    <style:style style:name="Table_20_Contents" style:display-name="Table Contents" style:family="paragraph" style:parent-style-name="Standard" style:class="extra"/>
    <style:style style:name="Contents_20_1" style:display-name="Contents 1" style:family="paragraph" style:parent-style-name="Index" style:list-style-name="" style:class="index"/>
    <style:style style:name="Contents_20_3" style:display-name="Contents 3" style:family="paragraph" style:parent-style-name="Index" style:class="index">
      <style:paragraph-properties fo:margin-left="0.4in" fo:margin-right="0in" fo:text-indent="0in" style:auto-text-indent="false"/>
    </style:style>
    <style:style style:name="Code" style:family="paragraph" style:parent-style-name="Text_20_body" style:next-style-name="Text_20_body" style:class="text">
      <style:paragraph-properties fo:margin-left="0.0799in" fo:margin-right="0in" fo:margin-top="0.1in" fo:margin-bottom="0.1in" style:contextual-spacing="false" fo:line-height="125%" fo:text-indent="0in" style:auto-text-indent="false" fo:background-color="#eeeeee" style:border-line-width-left="0.0102in 0.0244in 0.0209in" fo:padding="0.0799in" fo:border-left="4pt double #000000" fo:border-right="none" fo:border-top="none" fo:border-bottom="none" style:shadow="none">
        <style:background-image/>
      </style:paragraph-properties>
      <style:text-properties style:font-name="Liberation Mono" fo:font-family="'Liberation Mono'" style:font-style-name="Regular" style:font-family-generic="modern" style:font-pitch="fixe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in" style:type="center"/>
          <style:tab-stop style:position="6.9272in" style:type="right"/>
        </style:tab-stops>
      </style:paragraph-properties>
      <style:text-properties officeooo:rsid="000cf3cd" officeooo:paragraph-rsid="000cf3c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LYX Artificial Sentience<text:tab/><text:tab/>Page <text:page-number text:select-page="current">8</text:page-number> of <text:page-count>8</text:page-count></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22:44:54.779000000</meta:creation-date>
    <dc:date>2016-06-08T16:01:09.945522872</dc:date>
    <meta:editing-duration>P1DT7H30M59S</meta:editing-duration>
    <meta:editing-cycles>41</meta:editing-cycles>
    <meta:generator>LibreOffice/4.2.8.2$Linux_X86_64 LibreOffice_project/420m0$Build-2</meta:generator>
    <dc:creator>Michael Becker</dc:creator>
    <meta:document-statistic meta:table-count="1" meta:image-count="0" meta:object-count="0" meta:page-count="8" meta:paragraph-count="64" meta:word-count="844" meta:character-count="5493" meta:non-whitespace-character-count="4700"/>
  </office:meta>
</office:document-meta>
</file>